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style:text-underline-type="single" style:text-underline-style="solid" style:text-underline-width="auto" style:text-underline-mode="continuous" fo:language="fr" fo:country="FR"/>
    </style:style>
    <style:style style:name="P2" style:parent-style-name="Normal" style:family="paragraph">
      <style:text-properties fo:language="fr" fo:country="FR"/>
    </style:style>
    <style:style style:name="P3" style:parent-style-name="Normal" style:family="paragraph">
      <style:text-properties fo:language="fr" fo:country="FR"/>
    </style:style>
    <style:style style:name="P4" style:parent-style-name="Normal" style:family="paragraph">
      <style:text-properties fo:language="fr" fo:country="FR"/>
    </style:style>
    <style:style style:name="P5" style:parent-style-name="Normal" style:family="paragraph">
      <style:text-properties fo:language="fr" fo:country="FR"/>
    </style:style>
    <style:style style:name="P6" style:parent-style-name="Normal" style:family="paragraph">
      <style:text-properties fo:language="fr" fo:country="FR"/>
    </style:style>
    <style:style style:name="P7" style:parent-style-name="Normal" style:family="paragraph">
      <style:text-properties fo:language="fr" fo:country="FR"/>
    </style:style>
    <style:style style:name="P8" style:parent-style-name="Normal" style:family="paragraph">
      <style:text-properties fo:language="fr" fo:country="FR"/>
    </style:style>
    <style:style style:name="P9" style:parent-style-name="Normal" style:family="paragraph">
      <style:text-properties fo:language="fr" fo:country="FR"/>
    </style:style>
  </office:automatic-styles>
  <office:body>
    <office:text text:use-soft-page-breaks="true">
      <text:p text:style-name="P1">Acquisition d’information sur la motorisation benoit système</text:p>
      <text:p text:style-name="P2">Motorisation installée sur les roues arrière du fauteuil roulant manuel. Celui-ci agis par friction de deux galets sur les pneus gauche et droit.<text:s/></text:p>
      <text:p text:style-name="P3">Pour<text:s/>l’installation du système sur le fauteuil, Le propriétaire doit envoyer son fauteuil au constructeur, afin que celui-ci apporte des modifications au châssis.</text:p>
      <text:p text:style-name="P4">Piloté par un joystick, il permet à l’utilisateur d’effectuer toutes les manœuvres souhaitées. La<text:s/>vitesse est affichée par un baromètre sur la commande.<text:s/></text:p>
      <text:p text:style-name="P5">Sur cette même commande on retrouve, le bouton de mise en marche du moteur.</text:p>
      <text:p text:style-name="P6"/>
      <text:p text:style-name="P7"><text:tab/>La charge de la batterie se fait sur chargeur secteur, la batterie se fixe sous le fauteuil à l’aide d’une gâchette à main. <text:s/>La charge de la batterie s’effectue sur le fauteuil ou dissocier du fauteuil.</text:p>
      <text:p text:style-name="P8"/>
      <text:p text:style-name="P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nathan protteau</meta:initial-creator>
    <dc:creator>Nathan Protteau</dc:creator>
    <meta:creation-date>2021-10-17T08:34:00Z</meta:creation-date>
    <dc:date>2023-05-18T13:35:00Z</dc:date>
    <meta:template xlink:href="Normal" xlink:type="simple"/>
    <meta:editing-cycles>3</meta:editing-cycles>
    <meta:editing-duration>PT28740S</meta:editing-duration>
    <meta:document-statistic meta:page-count="1" meta:paragraph-count="1" meta:word-count="124" meta:character-count="807" meta:row-count="5" meta:non-whitespace-character-count="684"/>
  </office:meta>
</office:document-meta>
</file>